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427b6"/>
    </style:style>
    <style:style style:name="P2" style:family="paragraph" style:parent-style-name="Standard">
      <style:text-properties officeooo:paragraph-rsid="0019b25a"/>
    </style:style>
    <style:style style:name="P3" style:family="paragraph" style:parent-style-name="Standard">
      <style:text-properties officeooo:paragraph-rsid="0021e47b"/>
    </style:style>
    <style:style style:name="P4" style:family="paragraph" style:parent-style-name="Standard">
      <style:text-properties officeooo:paragraph-rsid="0030fd06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 style:list-style-name=""/>
    <style:style style:name="P7" style:family="paragraph" style:parent-style-name="Standard">
      <style:text-properties officeooo:paragraph-rsid="003d1f16"/>
    </style:style>
    <style:style style:name="P8" style:family="paragraph" style:parent-style-name="Standard">
      <style:text-properties officeooo:paragraph-rsid="00414c56"/>
    </style:style>
    <style:style style:name="P9" style:family="paragraph" style:parent-style-name="Standard">
      <style:text-properties officeooo:rsid="0044b21c" officeooo:paragraph-rsid="0044b21c"/>
    </style:style>
    <style:style style:name="P10" style:family="paragraph" style:parent-style-name="Standard">
      <style:text-properties officeooo:paragraph-rsid="0045a368"/>
    </style:style>
    <style:style style:name="P11" style:family="paragraph" style:parent-style-name="Standard">
      <style:text-properties officeooo:rsid="0045a368" officeooo:paragraph-rsid="0045a368"/>
    </style:style>
    <style:style style:name="P12" style:family="paragraph" style:parent-style-name="Standard">
      <style:text-properties officeooo:paragraph-rsid="00461da0"/>
    </style:style>
    <style:style style:name="P13" style:family="paragraph" style:parent-style-name="Standard">
      <style:text-properties officeooo:paragraph-rsid="004775f1"/>
    </style:style>
    <style:style style:name="P14" style:family="paragraph" style:parent-style-name="Standard">
      <style:text-properties officeooo:rsid="0047c3ae" officeooo:paragraph-rsid="0047c3ae"/>
    </style:style>
    <style:style style:name="P15" style:family="paragraph" style:parent-style-name="Standard">
      <style:text-properties officeooo:paragraph-rsid="0047c3ae"/>
    </style:style>
    <style:style style:name="P16" style:family="paragraph" style:parent-style-name="Standard" style:list-style-name="L1">
      <style:text-properties officeooo:paragraph-rsid="0047c3ae"/>
    </style:style>
    <style:style style:name="P17" style:family="paragraph" style:parent-style-name="Standard">
      <style:text-properties officeooo:paragraph-rsid="0048f5fb"/>
    </style:style>
    <style:style style:name="P18" style:family="paragraph" style:parent-style-name="Standard">
      <style:text-properties officeooo:paragraph-rsid="004da3a0"/>
    </style:style>
    <style:style style:name="P19" style:family="paragraph" style:parent-style-name="Standard" style:list-style-name="L2">
      <style:text-properties officeooo:paragraph-rsid="004da3a0"/>
    </style:style>
    <style:style style:name="P20" style:family="paragraph" style:parent-style-name="Standard">
      <style:text-properties officeooo:paragraph-rsid="004f1b52"/>
    </style:style>
    <style:style style:name="P21" style:family="paragraph" style:parent-style-name="Standard">
      <style:text-properties officeooo:rsid="004f1b52" officeooo:paragraph-rsid="004f1b52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ff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in" fo:margin-right="0in" fo:margin-top="0in" fo:margin-bottom="0in" fo:line-height="100%" fo:text-indent="0in"/>
    </style:style>
    <style:style style:name="P27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2a6099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b4c7dc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cccccc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ff6d6d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17d75"/>
    </style:style>
    <style:style style:name="T2" style:family="text">
      <style:text-properties officeooo:rsid="001323cf"/>
    </style:style>
    <style:style style:name="T3" style:family="text">
      <style:text-properties officeooo:rsid="001427b6"/>
    </style:style>
    <style:style style:name="T4" style:family="text">
      <style:text-properties officeooo:rsid="0015c7a7"/>
    </style:style>
    <style:style style:name="T5" style:family="text">
      <style:text-properties officeooo:rsid="0016e0b9"/>
    </style:style>
    <style:style style:name="T6" style:family="text">
      <style:text-properties officeooo:rsid="00192849"/>
    </style:style>
    <style:style style:name="T7" style:family="text">
      <style:text-properties officeooo:rsid="0019b25a"/>
    </style:style>
    <style:style style:name="T8" style:family="text">
      <style:text-properties officeooo:rsid="001b6bda"/>
    </style:style>
    <style:style style:name="T9" style:family="text">
      <style:text-properties officeooo:rsid="001e6073"/>
    </style:style>
    <style:style style:name="T10" style:family="text">
      <style:text-properties officeooo:rsid="001ebb70"/>
    </style:style>
    <style:style style:name="T11" style:family="text">
      <style:text-properties officeooo:rsid="001ef8fa"/>
    </style:style>
    <style:style style:name="T12" style:family="text">
      <style:text-properties officeooo:rsid="001f15c4"/>
    </style:style>
    <style:style style:name="T13" style:family="text">
      <style:text-properties officeooo:rsid="0020ba12"/>
    </style:style>
    <style:style style:name="T14" style:family="text">
      <style:text-properties officeooo:rsid="0021298c"/>
    </style:style>
    <style:style style:name="T15" style:family="text">
      <style:text-properties officeooo:rsid="0021e47b"/>
    </style:style>
    <style:style style:name="T16" style:family="text">
      <style:text-properties officeooo:rsid="002adeb0"/>
    </style:style>
    <style:style style:name="T17" style:family="text">
      <style:text-properties officeooo:rsid="002b29d2"/>
    </style:style>
    <style:style style:name="T18" style:family="text">
      <style:text-properties officeooo:rsid="002c04ff"/>
    </style:style>
    <style:style style:name="T19" style:family="text">
      <style:text-properties officeooo:rsid="002c5759"/>
    </style:style>
    <style:style style:name="T20" style:family="text">
      <style:text-properties officeooo:rsid="002da3b1"/>
    </style:style>
    <style:style style:name="T21" style:family="text">
      <style:text-properties officeooo:rsid="002e4b8d"/>
    </style:style>
    <style:style style:name="T22" style:family="text">
      <style:text-properties officeooo:rsid="002eee34"/>
    </style:style>
    <style:style style:name="T23" style:family="text">
      <style:text-properties officeooo:rsid="0030242a"/>
    </style:style>
    <style:style style:name="T24" style:family="text">
      <style:text-properties officeooo:rsid="0030fd06"/>
    </style:style>
    <style:style style:name="T25" style:family="text">
      <style:text-properties officeooo:rsid="0032e519"/>
    </style:style>
    <style:style style:name="T26" style:family="text">
      <style:text-properties officeooo:rsid="0033bdfc"/>
    </style:style>
    <style:style style:name="T27" style:family="text">
      <style:text-properties officeooo:rsid="0035f9a4"/>
    </style:style>
    <style:style style:name="T28" style:family="text">
      <style:text-properties officeooo:rsid="0036361d"/>
    </style:style>
    <style:style style:name="T29" style:family="text">
      <style:text-properties officeooo:rsid="00382dc5"/>
    </style:style>
    <style:style style:name="T30" style:family="text">
      <style:text-properties officeooo:rsid="003957b8"/>
    </style:style>
    <style:style style:name="T31" style:family="text">
      <style:text-properties officeooo:rsid="003a803f"/>
    </style:style>
    <style:style style:name="T32" style:family="text">
      <style:text-properties officeooo:rsid="003c09c9"/>
    </style:style>
    <style:style style:name="T33" style:family="text">
      <style:text-properties officeooo:rsid="003c4111"/>
    </style:style>
    <style:style style:name="T34" style:family="text">
      <style:text-properties officeooo:rsid="003d1f16"/>
    </style:style>
    <style:style style:name="T35" style:family="text">
      <style:text-properties officeooo:rsid="00414c56"/>
    </style:style>
    <style:style style:name="T36" style:family="text">
      <style:text-properties officeooo:rsid="0042e326"/>
    </style:style>
    <style:style style:name="T37" style:family="text">
      <style:text-properties officeooo:rsid="0043ea74"/>
    </style:style>
    <style:style style:name="T38" style:family="text">
      <style:text-properties officeooo:rsid="0044b21c"/>
    </style:style>
    <style:style style:name="T39" style:family="text">
      <style:text-properties officeooo:rsid="0045a368"/>
    </style:style>
    <style:style style:name="T40" style:family="text">
      <style:text-properties officeooo:rsid="00461da0"/>
    </style:style>
    <style:style style:name="T41" style:family="text">
      <style:text-properties officeooo:rsid="004775f1"/>
    </style:style>
    <style:style style:name="T42" style:family="text">
      <style:text-properties officeooo:rsid="0047c3ae"/>
    </style:style>
    <style:style style:name="T43" style:family="text">
      <style:text-properties officeooo:rsid="0048f5fb"/>
    </style:style>
    <style:style style:name="T44" style:family="text">
      <style:text-properties officeooo:rsid="004ae10c"/>
    </style:style>
    <style:style style:name="T45" style:family="text">
      <style:text-properties officeooo:rsid="004d16a4"/>
    </style:style>
    <style:style style:name="T46" style:family="text">
      <style:text-properties officeooo:rsid="004da3a0"/>
    </style:style>
    <style:style style:name="T47" style:family="text">
      <style:text-properties officeooo:rsid="004f1b52"/>
    </style:style>
    <style:style style:name="T48" style:family="text">
      <style:text-properties officeooo:rsid="005327aa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writing-mode="lr-tb"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4134in" fo:min-width="0.3425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0161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Arrowheads_20_6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0161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Arrowheads_20_6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0161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0161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0161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3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0161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" style:family="graphic">
      <style:graphic-properties style:writing-mode="lr-tb" style:run-through="foreground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11in" fo:min-width="0.211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.0319in" svg:stroke-color="#ff0000" draw:marker-start="" draw:marker-start-width="0.1264in" draw:marker-start-center="false" draw:marker-end="" draw:marker-end-width="0.1264in" draw:marker-end-center="false" draw:fill="none" draw:fill-color="#729fcf" draw:textarea-horizontal-align="justify" draw:textarea-vertical-align="middle" fo:padding-top="0.0654in" fo:padding-bottom="0.0654in" fo:padding-left="0.1138in" fo:padding-right="0.1138in" fo:wrap-option="wrap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2a6099" draw:textarea-horizontal-align="justify" draw:textarea-vertical-align="middle" draw:auto-grow-height="false" fo:min-height="0.3102in" fo:min-width="0.212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b4c7dc" draw:textarea-horizontal-align="justify" draw:textarea-vertical-align="middle" draw:auto-grow-height="false" fo:min-height="0.4134in" fo:min-width="0.3425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cccc" draw:textarea-horizontal-align="justify" draw:textarea-vertical-align="middle" draw:auto-grow-height="false" fo:min-height="0.0161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cccc" draw:textarea-horizontal-align="justify" draw:textarea-vertical-align="middle" draw:auto-grow-height="false" fo:min-height="0.0161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cccc" draw:textarea-horizontal-align="justify" draw:textarea-vertical-align="middle" draw:auto-grow-height="false" fo:min-height="0.015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cccc" draw:textarea-horizontal-align="justify" draw:textarea-vertical-align="middle" draw:auto-grow-height="false" fo:min-height="0.015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015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cccc" draw:textarea-horizontal-align="justify" draw:textarea-vertical-align="middle" draw:auto-grow-height="false" fo:min-height="0.015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cccc" draw:textarea-horizontal-align="justify" draw:textarea-vertical-align="middle" draw:auto-grow-height="false" fo:min-height="0.015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cccc" draw:textarea-horizontal-align="justify" draw:textarea-vertical-align="middle" draw:auto-grow-height="false" fo:min-height="0.0161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cccc" draw:textarea-horizontal-align="justify" draw:textarea-vertical-align="middle" draw:auto-grow-height="false" fo:min-height="0.0161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0161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161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" style:family="graphic">
      <style:graphic-properties draw:stroke="solid" svg:stroke-width="0.0209in" svg:stroke-color="#3465a4" draw:marker-start="" draw:marker-start-width="0.1098in" draw:marker-start-center="false" draw:marker-end="Arrowheads_20_6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3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" style:family="graphic">
      <style:graphic-properties draw:stroke="solid" svg:stroke-width="0in" svg:stroke-color="#3465a4" draw:marker-start="" draw:marker-start-width="0.0783in" draw:marker-start-center="false" draw:marker-end="Arrowheads_20_6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solid" draw:fill-color="#ff0000" draw:textarea-horizontal-align="justify" draw:textarea-vertical-align="middle" draw:auto-grow-height="false" fo:min-height="0.2425in" fo:min-width="0.1453in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42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solid" draw:fill-color="#ff6d6d" draw:textarea-horizontal-align="justify" draw:textarea-vertical-align="middle" draw:auto-grow-height="false" fo:min-height="0.2425in" fo:min-width="0.1453in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43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solid" draw:fill-color="#ff6d6d" draw:textarea-horizontal-align="justify" draw:textarea-vertical-align="middle" draw:auto-grow-height="false" fo:min-height="0.2425in" fo:min-width="0.1445in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44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45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46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47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47">H</text:span>armonic <text:span text:style-name="T47">O</text:span>scillator<text:span text:style-name="T47">s</text:span></text:p>
      <text:p text:style-name="P22"><draw:g text:anchor-type="as-char" draw:z-index="0" draw:name="Group object 1" draw:style-name="gr1"><draw:custom-shape draw:style-name="gr41" draw:text-style-name="P24" svg:width="0.5106in" svg:height="0.5106in" svg:x="0.8547in" svg:y="1.48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2" draw:text-style-name="P31" svg:width="0.5106in" svg:height="0.5106in" svg:x="1.7098in" svg:y="1.08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3" draw:text-style-name="P31" svg:width="0.5098in" svg:height="0.5106in" svg:x="0in" svg:y="1.08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4" draw:text-style-name="P25" svg:x1="0.7063in" svg:y1="0in" svg:x2="1.4945in" svg:y2="0in"><text:p/></draw:line><draw:line draw:style-name="gr45" draw:text-style-name="P25" svg:x1="1.1039in" svg:y1="0.0138in" svg:x2="1.1039in" svg:y2="1.4839in"><text:p/></draw:line><draw:line draw:style-name="gr46" draw:text-style-name="P25" svg:x1="1.1039in" svg:y1="0.0138in" svg:x2="1.8445in" svg:y2="1.1059in"><text:p/></draw:line><draw:line draw:style-name="gr47" draw:text-style-name="P25" svg:x1="1.1039in" svg:y1="0.0138in" svg:x2="0.3772in" svg:y2="1.0992in"><text:p/></draw:line></draw:g></text:p>
      <text:h text:style-name="Heading_20_1" text:outline-level="1">Introduction</text:h>
      <text:p text:style-name="Standard"/>
      <text:p text:style-name="P7">There are very few potentials <text:span text:style-name="T34">(V) </text:span>for which the Schrödinger equation can be<text:span text:style-name="T5"> </text:span>solved analytically. The most important of these is the potential<text:span text:style-name="T34"> of a harmonic oscillator</text:span><text:span text:style-name="T6">, [1]</text:span><text:span text:style-name="T34">,</text:span> because so many of the systems encountered in nuclear<text:span text:style-name="T5"> </text:span>physics, condensed matter physics, and elementary particle physics can be treated as a set of coupled harmonic oscillators, <text:span text:style-name="T34">via</text:span><text:span text:style-name="T5"> </text:span>a first approximation<text:span text:style-name="T34"> differential.</text:span></text:p>
      <text:p text:style-name="Standard"/>
      <text:p text:style-name="Standard">There are several reasons why the harmonic oscillator potential<text:span text:style-name="T35"> (V)</text:span> shows up so<text:span text:style-name="T5"> </text:span>often. First of all, almost any smooth potential <text:span text:style-name="T35">(V) </text:span>which has a finite minimum looks<text:span text:style-name="T5"> </text:span>like a harmonic oscillator potential in the neighborhood of that minimum. Suppose<text:span text:style-name="T5"> </text:span>the minimum of a potential is at <text:span text:style-name="T6">(</text:span>x0<text:span text:style-name="T6">)</text:span>. Expand the potential <text:span text:style-name="T35">(V) using the</text:span> Taylor<text:span text:style-name="T5"> </text:span>series around <text:span text:style-name="T6">(</text:span>x0<text:span text:style-name="T6">), [2 - 5]</text:span><text:span text:style-name="T35"> to see </text:span>the first derivative of the potential <text:span text:style-name="T35">(V) </text:span>vanish,<text:span text:style-name="T34"> leaving only the 2nd order derivative</text:span><text:span text:style-name="T35">, </text:span><text:span text:style-name="T6">[6].</text:span></text:p>
      <text:p text:style-name="Standard"/>
      <text:p text:style-name="Standard">For small displacements, this is just a harmonic oscillator<text:span text:style-name="T35">'s wave equation, from the chapter on Waves, [7]</text:span>.</text:p>
      <text:p text:style-name="Standard"/>
      <text:p text:style-name="Standard">Secondly, any time the classical equations of motion are linear, it means that we<text:span text:style-name="T5"> </text:span>are dealing with a harmonic oscillator, or a set of coupled harmonic oscillators.</text:p>
      <text:p text:style-name="Standard"><text:soft-page-break/></text:p>
      <text:p text:style-name="P8">Newton’s law of motion <text:span text:style-name="T35">(</text:span>F = ma<text:span text:style-name="T35">)</text:span> is generally non-linear, since F(x) is usually a non-linear function of <text:span text:style-name="T35">(</text:span>x<text:span text:style-name="T35">)</text:span>. However, if <text:span text:style-name="T35">(</text:span>F<text:span text:style-name="T35">)</text:span> depends linearly on <text:span text:style-name="T35">(</text:span>x<text:span text:style-name="T35">)</text:span>, it follows that the potential<text:span text:style-name="T5"> </text:span><text:span text:style-name="T35">(V) </text:span>depends quadratically on <text:span text:style-name="T35">(</text:span>x<text:span text:style-name="T35">)</text:span>, which implies a harmonic oscillator. Now it so happens<text:span text:style-name="T5"> </text:span>that any non-dispersive wave equation, e.g.<text:span text:style-name="T7"> [7] </text:span>is a linear equation of motion. This equation might describe a transverse wave on a<text:span text:style-name="T5"> </text:span>string, or a sound wave in a solid, or an electromagnetic plane wave, propagating in<text:span text:style-name="T5"> </text:span>the x-direction. Any system that satisfies a wave equation of this form can be<text:span text:style-name="T5"> </text:span>thought of as an infinite set of harmonic oscillators. </text:p>
      <text:p text:style-name="P8"/>
      <text:p text:style-name="P8">To see this, we define the<text:span text:style-name="T5"> </text:span>Fourier transform Y (q, t ) of the wave function y<text:span text:style-name="T7"> </text:span>(x , t ) at any time <text:span text:style-name="T7">(</text:span>t<text:span text:style-name="T7">)</text:span><text:span text:style-name="T35">, [8 - 9].</text:span></text:p>
      <text:p text:style-name="P8"/>
      <text:p text:style-name="P2">The functions y<text:span text:style-name="T7"> </text:span>(x , t) and Y (q, t) contain the same amount of information about the<text:span text:style-name="T5"> </text:span>wave at time <text:span text:style-name="T7">(</text:span>t<text:span text:style-name="T7">)</text:span>, since one function can be obtained from the other. Now multiply<text:span text:style-name="T5"> </text:span>both sides of<text:span text:style-name="T7"> the linear equation of motion</text:span> <text:span text:style-name="T7">[7]</text:span> by e<text:span text:style-name="T7">xp (</text:span>−i<text:span text:style-name="T7"> </text:span>q<text:span text:style-name="T7"> </text:span>x<text:span text:style-name="T7">)</text:span>, integrate over <text:span text:style-name="T7">(</text:span>x<text:span text:style-name="T7">)</text:span>, and then integrate by parts<text:span text:style-name="T7"> [10 - 13], we get the equation of motion of a harmonic oscillator</text:span></text:p>
      <text:p text:style-name="P2">Acceleration<text:span text:style-name="T7"> [14].</text:span></text:p>
      <text:p text:style-name="P2"/>
      <text:p text:style-name="Standard">We conclude that the wave equation <text:span text:style-name="T7">[7]</text:span> is secretly an infinite number of harmonic<text:span text:style-name="T5"> </text:span>oscillator equations; one equation for each wave<text:span text:style-name="T35"> </text:span>number <text:span text:style-name="T7">(</text:span>q<text:span text:style-name="T7">)</text:span>.</text:p>
      <text:p text:style-name="Standard"/>
      <text:p text:style-name="P2">In the case of a mass hanging at the end of a spring, we understand that the<text:span text:style-name="T5"> </text:span>classical solution of <text:span text:style-name="T7">(</text:span>F = ma<text:span text:style-name="T7">)</text:span> describes the mass bouncing up and down, with some<text:span text:style-name="T5"> </text:span>frequency <text:span text:style-name="T7">(</text:span>w = k /m<text:span text:style-name="T7">)</text:span> . But in the case of wave motion, what is it that is bouncing up<text:span text:style-name="T7"> </text:span>and down in time? The answer is this: any solution of the wave equation has the form<text:span text:style-name="T5"> </text:span>of a sum of infinite plane waves of the form e<text:span text:style-name="T35">xp (</text:span>i<text:span text:style-name="T35"> </text:span>q<text:span text:style-name="T35"> </text:span>x<text:span text:style-name="T35">)</text:span> . That is the meaning of the inverse<text:span text:style-name="T5"> </text:span>Fourier transform <text:span text:style-name="T8">[9]</text:span>. But the amplitude of each wave of wave<text:span text:style-name="T35"> </text:span>number <text:span text:style-name="T8">(</text:span>q<text:span text:style-name="T8">)</text:span> , denoted<text:span text:style-name="T5"> </text:span>Y (q, t ), oscillates in time, and in fact it oscillates exactly like a mass at the end of a<text:span text:style-name="T5"> </text:span>spring (see the animation in figure 9.1). It is the amplitude of each component wave<text:span text:style-name="T4"> </text:span>of wave<text:span text:style-name="T35"> </text:span>number <text:span text:style-name="T8">(</text:span>q<text:span text:style-name="T8">)</text:span> which is ‘bouncing up and down’ in time, with angular frequency<text:span text:style-name="T5"> </text:span><text:span text:style-name="T8">(</text:span>w<text:span text:style-name="T35"> </text:span>q = q<text:span text:style-name="T35"> </text:span>v<text:span text:style-name="T8">)</text:span>.</text:p>
      <text:p text:style-name="Standard"/>
      <text:p text:style-name="Standard">Wave equations show up everywhere in classical physics. Waves propagate in<text:span text:style-name="T4"> </text:span>solids, liquids, gases, and plasmas; they propagate in the electromagnetic field, and<text:span text:style-name="T4"> </text:span>even (according to Einstein’s theory of general relativity) in the gravitational field.</text:p>
      <text:p text:style-name="Standard"><text:soft-page-break/></text:p>
      <text:p text:style-name="Standard">All of these systems can therefore be regarded, at some level of approximation, as<text:span text:style-name="T4"> </text:span>sets of harmonic oscillators. This is why the harmonic oscillator potential is the most<text:span text:style-name="T4"> </text:span>important problem to solve in quantum physics. Fortunately, it is a problem with a<text:span text:style-name="T4"> </text:span>simple and elegant solution.</text:p>
      <text:p text:style-name="Standard"/>
      <text:p text:style-name="Standard"/>
      <text:h text:style-name="P5" text:outline-level="1">Raising and lowering operators</text:h>
      <text:p text:style-name="P22"><draw:g text:anchor-type="as-char" draw:z-index="1" draw:name="Group object 2" draw:style-name="gr1"><draw:custom-shape draw:style-name="gr28" draw:text-style-name="P30" svg:width="0.1606in" svg:height="0.1598in" svg:x="0in" svg:y="0.5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30" svg:width="0.1606in" svg:height="0.1598in" svg:x="0.1575in" svg:y="0.5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0" draw:text-style-name="P30" svg:width="0.1598in" svg:height="0.1606in" svg:x="0.0791in" svg:y="0.69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1" draw:text-style-name="P30" svg:width="0.1606in" svg:height="0.1606in" svg:x="0.2362in" svg:y="0.69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ircle draw:style-name="gr32" draw:text-style-name="P23" svg:width="1.3787in" svg:height="1.3787in" svg:x="-0.4819in" svg:y="0.0406in" draw:kind="arc" draw:start-angle="319.85" draw:end-angle="36.61"><text:p/></draw:circle><draw:circle draw:style-name="gr33" draw:text-style-name="P23" svg:width="1.3787in" svg:height="1.3787in" svg:x="0.0299in" svg:y="0.0409in" draw:kind="arc" draw:start-angle="319.85" draw:end-angle="36.61"><text:p/></draw:circle><draw:ellipse draw:style-name="gr34" draw:text-style-name="P23" svg:width="1.378in" svg:height="1.3787in" svg:x="0.5028in" svg:y="0.0409in" draw:kind="arc" draw:start-angle="319.85" draw:end-angle="36.61"><text:p/></draw:ellipse><draw:circle draw:style-name="gr35" draw:text-style-name="P23" svg:width="1.3787in" svg:height="1.3787in" svg:x="0.9752in" svg:y="0.0417in" draw:kind="arc" draw:start-angle="319.85" draw:end-angle="36.61"><text:p/></draw:circle><draw:custom-shape draw:style-name="gr36" draw:text-style-name="P24" svg:width="0.1598in" svg:height="0.1606in" svg:x="1.339in" svg:y="0.69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7" draw:text-style-name="P23" svg:width="0.1606in" svg:height="0.1606in" svg:x="1.811in" svg:y="0.69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8" draw:text-style-name="P25" svg:x1="1.9618in" svg:y1="0in" svg:x2="1.6815in" svg:y2="0.6492in"><text:p/></draw:line><draw:line draw:style-name="gr39" draw:text-style-name="P25" svg:x1="1.7217in" svg:y1="0.2406in" svg:x2="1.9858in" svg:y2="0.2323in"><text:p/></draw:line><draw:line draw:style-name="gr40" draw:text-style-name="P25" svg:x1="1.5693in" svg:y1="0.7693in" svg:x2="1.7618in" svg:y2="0.7693in"><text:p/></draw:line></draw:g></text:p>
      <text:p text:style-name="Standard"/>
      <text:p text:style-name="Standard">A sum of squares can always be interpreted as the squared modulus of a complex<text:span text:style-name="T4"> </text:span>number. Let<text:span text:style-name="T36"> (C) bet he sum of</text:span> <text:span text:style-name="T36">(</text:span>A and B<text:span text:style-name="T36">), which can be</text:span> any two real numbers, <text:span text:style-name="T9">[1]. </text:span><text:span text:style-name="T36">(C) squared, t</text:span>hen<text:span text:style-name="T36">, </text:span>is simpl<text:span text:style-name="T36">y the sum of (A and B) square individually, </text:span><text:span text:style-name="T9">[</text:span><text:span text:style-name="T39">2</text:span><text:span text:style-name="T9">]</text:span><text:span text:style-name="T36">.</text:span></text:p>
      <text:p text:style-name="Standard"/>
      <text:p text:style-name="P10">Now<text:span text:style-name="T36">,</text:span> the classical Hamiltonian <text:span text:style-name="T36">(H) </text:span>for a harmonic oscillator, with potential <text:span text:style-name="T9">[</text:span><text:span text:style-name="T39">3</text:span><text:span text:style-name="T9">]</text:span>,<text:span text:style-name="T4"> </text:span>is also a sum of squares<text:span text:style-name="T9"> [</text:span><text:span text:style-name="T39">4 - 6</text:span><text:span text:style-name="T9">].</text:span><text:span text:style-name="T39"> <text:s/>And, f</text:span>or<text:span text:style-name="T39"> </text:span>convenience<text:span text:style-name="T39"> later lets</text:span><text:span text:style-name="T4"> </text:span><text:span text:style-name="T39">introduce </text:span>the factor <text:span text:style-name="T9">(</text:span>h-bar w<text:span text:style-name="T36">)</text:span><text:span text:style-name="T39">, [7].</text:span></text:p>
      <text:p text:style-name="P10"/>
      <text:p text:style-name="P10">Lets define the complex number<text:span text:style-name="T36"> (a),</text:span><text:span text:style-name="T9"> </text:span><text:span text:style-name="T39">as the factor times the square root of the Hamiltonian (H), [8]. <text:s/>Since, multiplying a complex number with it'self (squaring the complex number) results in a real number, we can use this property later, to define the complex and real portions for the raising and lowering operators. </text:span></text:p>
      <text:p text:style-name="P10"/>
      <text:p text:style-name="P10"><text:span text:style-name="T39">Recall that </text:span>the angular frequency of the oscillator<text:span text:style-name="T36"> (w) is defined as </text:span><text:span text:style-name="T39">wave number (</text:span><text:span text:style-name="T9">k</text:span><text:span text:style-name="T39">) divided by the mass (</text:span><text:span text:style-name="T9">m)</text:span><text:span text:style-name="T36">,</text:span><text:span text:style-name="T9"> [</text:span><text:span text:style-name="T36">1</text:span><text:span text:style-name="T39">2 - 13</text:span><text:span text:style-name="T9">]</text:span>. </text:p>
      <text:p text:style-name="P10"/>
      <text:p text:style-name="P11">We begin the process of solving for (a), by squaring our starting equation [8], which results in [14]. With some math magic, we transform the equation so that the Hamiltonian (H) now equates to the factor times (a) squared, <text:s/>[17]. <text:s/>Since, (a) is a complex number, we can redefine it as an operator of a complex (a) times a real (a), and see that Hermitian relationship, [18 - 19].</text:p>
      <text:p text:style-name="P10"/>
      <text:p text:style-name="P10">Next, let<text:span text:style-name="T39">s replace the momentum (p) and position (x) in the Hamiltonian equation, [5],</text:span> <text:span text:style-name="T39">with the</text:span> quantum-mechanical operators, <text:span text:style-name="T39">(x~ and p~), </text:span><text:span text:style-name="T10">[</text:span><text:span text:style-name="T39">20</text:span><text:span text:style-name="T10">], </text:span>and define the operator <text:span text:style-name="T11">(</text:span>a<text:span text:style-name="T36">-</text:span><text:span text:style-name="T11">)</text:span> and its Hermitian conjugate <text:span text:style-name="T11">(</text:span>a+<text:span text:style-name="T11">)</text:span> <text:s/><text:span text:style-name="T11">[2</text:span><text:span text:style-name="T39">1</text:span><text:span text:style-name="T11"> - 2</text:span><text:span text:style-name="T39">2</text:span><text:span text:style-name="T11">]</text:span><text:span text:style-name="T12">, </text:span>where we have used the fact that <text:span text:style-name="T12">(</text:span>x+ = x~<text:span text:style-name="T12">)</text:span> , <text:span text:style-name="T12">(</text:span>p+ = p~<text:span text:style-name="T12">)</text:span> . <text:soft-page-break/>We can of course also express <text:span text:style-name="T12">(</text:span>x~<text:span text:style-name="T12">)</text:span> and <text:span text:style-name="T12">(</text:span>p~<text:span text:style-name="T12">)</text:span> in terms of <text:span text:style-name="T12">(</text:span>a<text:span text:style-name="T36">-</text:span> , a+<text:span text:style-name="T12">)</text:span>,<text:span text:style-name="T12"> [2</text:span><text:span text:style-name="T39">3</text:span><text:span text:style-name="T12"> - 2</text:span><text:span text:style-name="T39">4</text:span><text:span text:style-name="T12">].</text:span></text:p>
      <text:p text:style-name="Standard"/>
      <text:p text:style-name="P12"><text:span text:style-name="T40">Returning to the </text:span><text:span text:style-name="T36">Hamiltonian </text:span><text:span text:style-name="T40">equation, [18], we can treat it as an operator </text:span><text:span text:style-name="T36">(H~)</text:span><text:span text:style-name="T40">, by replacing (a) and it's complex conjugate (a*) matrix operation [a+ a-], [25]. <text:s/>When expanded, this becomes (a+ a- - a- a+), which must equal one, [38], in order for the Hamiltonian equation to function properly, [26].</text:span></text:p>
      <text:p text:style-name="P12"/>
      <text:p text:style-name="Standard"><text:span text:style-name="T40">Since, we know that [a+ a-], do not commute, otherwise they would equal zero, the order of operations matters. To prove, that they are infact one, and don't commute, let's walk through the steps, [27 - 37].</text:span></text:p>
      <text:p text:style-name="Standard"/>
      <text:p text:style-name="P12">The factor was introduced in <text:span text:style-name="T13">[</text:span><text:span text:style-name="T40">8</text:span><text:span text:style-name="T13">]</text:span> for the purpose of having the<text:span text:style-name="T13"> </text:span>commutator come out to equal one,<text:span text:style-name="T37"> [3</text:span><text:span text:style-name="T40">7</text:span><text:span text:style-name="T37">],</text:span> instead of some other constant. </text:p>
      <text:p text:style-name="P12"/>
      <text:p text:style-name="P12"><text:span text:style-name="T40">Since, the raising and lowering operators must equal one, in their </text:span>commutator relation <text:span text:style-name="T40">[a+ a-], we can rewrite the relationship between the raising and lowering sequences in terms of each other ( +/- 1), [38 - 42]</text:span>,<text:span text:style-name="T14"> </text:span><text:s/>and <text:span text:style-name="T40">by extension rewrite </text:span><text:s/>the Hamiltonian<text:span text:style-name="T4"> </text:span><text:span text:style-name="T14">[</text:span><text:span text:style-name="T40">43 - 44</text:span><text:span text:style-name="T14">]</text:span> can be expressed <text:span text:style-name="T36">using the raising and lowering operator [a+ a-] plus (1/2),</text:span><text:span text:style-name="T14"> [</text:span><text:span text:style-name="T40">44</text:span><text:span text:style-name="T14">].</text:span></text:p>
      <text:p text:style-name="Standard"/>
      <text:p text:style-name="P13">The reason for calling <text:span text:style-name="T14">(</text:span>a<text:span text:style-name="T36">-</text:span><text:span text:style-name="T14">)</text:span> the ‘lowering’ operator is that it has the amazing<text:span text:style-name="T4"> </text:span>property of taking an eigen<text:span text:style-name="T36"> </text:span>state of<text:span text:style-name="T15"> </text:span><text:span text:style-name="T41">O [n+1]</text:span> into another eigen<text:span text:style-name="T36"> </text:span>state<text:span text:style-name="T41"> O [n]</text:span>, with a lower energy. <text:span text:style-name="T41">And, conversely, the 'raising' operator (a+) takes the eigen</text:span><text:span text:style-name="T36"> </text:span><text:span text:style-name="T41">state of</text:span><text:span text:style-name="T15"> </text:span><text:span text:style-name="T41">O [n] into another eigen</text:span><text:span text:style-name="T36"> </text:span><text:span text:style-name="T41">state O [n+1]. </text:span></text:p>
      <text:p text:style-name="P3"/>
      <text:p text:style-name="P12"><text:span text:style-name="T41">The example provided a</text:span><text:span text:style-name="T38">ssume</text:span><text:span text:style-name="T41">s</text:span><text:span text:style-name="T38"> that (O2) is an energy state. Using the lowering operator (a-) we can find the energy state of (O1)</text:span><text:span text:style-name="T41">, [47 - 59]</text:span><text:span text:style-name="T38"> <text:s/>Similarly, by using the raising operator (a+) we can find a higher energy state (O3), [</text:span><text:span text:style-name="T41">60 - 70</text:span><text:span text:style-name="T38">].</text:span></text:p>
      <text:p text:style-name="P12"/>
      <text:p text:style-name="P12"><text:span text:style-name="T40">As we can see at the end of each example, the energy equation, [59 and 70], is the nth energy level (E [n] +/- h-bar w). <text:s/>By generalizing, we</text:span><text:span text:style-name="T41"> can</text:span><text:span text:style-name="T40"> raise the energy levels E [n] from the ground state E [0] by (n + <text:s/>1/2) integer levels times (h-bar w), [71 - 72].</text:span></text:p>
      <text:p text:style-name="Standard"/>
      <text:p text:style-name="Standard"/>
      <text:h text:style-name="P5" text:outline-level="1">Ground State of a Harmonic Oscillator</text:h>
      <text:p text:style-name="P22"><draw:g text:anchor-type="as-char" draw:z-index="2" draw:name="Group object 3" draw:style-name="gr1"><draw:custom-shape draw:style-name="gr19" draw:text-style-name="P30" svg:width="0.1606in" svg:height="0.1606in" svg:x="0in" svg:y="0.2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0" svg:width="0.1606in" svg:height="0.1606in" svg:x="0.1575in" svg:y="0.2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30" svg:width="0.1598in" svg:height="0.1598in" svg:x="0.0791in" svg:y="0.37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30" svg:width="0.1606in" svg:height="0.1598in" svg:x="0.2362in" svg:y="0.37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ircle draw:style-name="gr23" draw:text-style-name="P23" svg:width="1.3787in" svg:height="1.3787in" svg:x="-0.4819in" svg:y="-0.2787in" draw:kind="arc" draw:start-angle="319.85" draw:end-angle="36.61"><text:p/></draw:circle><draw:circle draw:style-name="gr24" draw:text-style-name="P23" svg:width="1.3787in" svg:height="1.3787in" svg:x="0.0299in" svg:y="-0.2776in" draw:kind="arc" draw:start-angle="319.85" draw:end-angle="36.61"><text:p/></draw:circle><draw:ellipse draw:style-name="gr25" draw:text-style-name="P23" svg:width="1.378in" svg:height="1.3787in" svg:x="0.5028in" svg:y="-0.2776in" draw:kind="arc" draw:start-angle="319.85" draw:end-angle="36.61"><text:p/></draw:ellipse><draw:circle draw:style-name="gr26" draw:text-style-name="P23" svg:width="1.3787in" svg:height="1.3787in" svg:x="0.9752in" svg:y="-0.2768in" draw:kind="arc" draw:start-angle="319.85" draw:end-angle="36.61"><text:p/></draw:circle><draw:custom-shape draw:style-name="gr27" draw:text-style-name="P24" svg:width="0.1598in" svg:height="0.1598in" svg:x="0.8272in" svg:y="0.37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9"/>
      <text:p text:style-name="P15"><text:span text:style-name="T42">T</text:span>he harmonic oscillator, like the hydrogen atom, has a<text:span text:style-name="T3"> </text:span>lowest energy state (or ‘ground’ state).<text:span text:style-name="T42"> <text:s/>The ground state, is not exactly zero, and is measured by the Hamiltonian (H). <text:s/>So, we begin this section by reviewing the expectation value of energy &lt;H&gt;, with the condition that the ground state requires the energy (E) to be greater than zero, [1].</text:span></text:p>
      <text:p text:style-name="P14"/>
      <text:p text:style-name="P14">Since, the Hamiltonian (H) relies on kinetic energy (KE) and potential energy (V). <text:s/>Recall that kinetic energy (KE) is momentum squared &lt;p^2&gt; divided by twice the mass (m), [2], while the potential energy (V) is Hooke's law, or (1/2 k x^2), [3].</text:p>
      <text:p text:style-name="P14"/>
      <text:p text:style-name="P14">The expectation value of energy &lt;H&gt;, relies on the expectation values of momentum &lt;p^2&gt; and position &lt;x^2&gt;, [4 - 5]. <text:s/></text:p>
      <text:p text:style-name="P14"/>
      <text:p text:style-name="P15"><text:span text:style-name="T42">T</text:span>he uncertainty principle<text:span text:style-name="T42"> confirms this, [6], </text:span>but we can also see it from the fact <text:span text:style-name="T42">if we use a non-zero vector (w), when evaluating the expectation values:</text:span></text:p>
      <text:list text:style-name="L1">
        <text:list-item>
          <text:p text:style-name="P16"><text:span text:style-name="T42">expectation value of position squared &lt;x^2&gt; must be greater than zero, [7 - 9]</text:span><text:span text:style-name="T16">, </text:span><text:span text:style-name="T42">and</text:span></text:p>
        </text:list-item>
        <text:list-item>
          <text:p text:style-name="P16"><text:span text:style-name="T42">expectation value of momentum squared &lt;p^2&gt; must be greater than zero, [10 - 12].</text:span></text:p>
          <text:p text:style-name="P16"/>
        </text:list-item>
      </text:list>
      <text:p text:style-name="P15"><text:span text:style-name="T42">W</text:span>e <text:span text:style-name="T42">also</text:span> use<text:span text:style-name="T42">d</text:span> the Hermiticity of <text:span text:style-name="T42">(</text:span>x and p<text:span text:style-name="T42">), in these operations.</text:span></text:p>
      <text:p text:style-name="Standard"/>
      <text:p text:style-name="P1">Th<text:span text:style-name="T42">u</text:span>s<text:span text:style-name="T42">, we have proven </text:span>that a ground state exists, with an energy greater than or equal to zero.</text:p>
      <text:p text:style-name="P1"/>
      <text:p text:style-name="P15">However, the existence of a ground state seems to contradict the fact that, by<text:span text:style-name="T3"> </text:span>operating on the ground state with the lowering operator <text:span text:style-name="T42">(</text:span>a<text:span text:style-name="T42">-)</text:span>, we get a state with still<text:span text:style-name="T3"> </text:span>lower energy<text:span text:style-name="T42"> (E)</text:span>. </text:p>
      <text:p text:style-name="P15"/>
      <text:p text:style-name="P15"><text:soft-page-break/><text:span text:style-name="T42">If</text:span> the ground state <text:span text:style-name="T42">( </text:span>O<text:span text:style-name="T42"> [</text:span>0<text:span text:style-name="T42">] ) and</text:span> the ground-state energy <text:span text:style-name="T17">(</text:span><text:span text:style-name="T42"> </text:span>E<text:span text:style-name="T42"> [</text:span>0<text:span text:style-name="T42">] </text:span><text:span text:style-name="T17">)</text:span><text:span text:style-name="T42"> can be lowered</text:span>, <text:span text:style-name="T42">then will the lowering operator (a-) produce an energy ( O [-1] ), [13]? <text:s/>And, if not, how would the math prevent this, [14]?</text:span></text:p>
      <text:p text:style-name="Standard"/>
      <text:p text:style-name="Standard">Th<text:span text:style-name="T42">e floor is found through the</text:span> eigen<text:span text:style-name="T42"> </text:span>state <text:s/><text:span text:style-name="T19">(</text:span>H~<text:span text:style-name="T19">)</text:span> with energy <text:span text:style-name="T19">(</text:span>E0 − h-bar w<text:span text:style-name="T19">)</text:span>,<text:span text:style-name="T3"> </text:span>which means that <text:span text:style-name="T42">ground state </text:span><text:span text:style-name="T19">(</text:span>O0<text:span text:style-name="T19">)</text:span><text:span text:style-name="T42">, when the lowering operators returns the same state</text:span><text:span text:style-name="T3"> </text:span><text:span text:style-name="T18">(</text:span>a<text:span text:style-name="T18">~ </text:span>O0 = 0<text:span text:style-name="T18">), [</text:span><text:span text:style-name="T42">14</text:span><text:span text:style-name="T18">]</text:span><text:span text:style-name="T42">.</text:span></text:p>
      <text:p text:style-name="Standard"/>
      <text:p text:style-name="Standard">Since we have proved that a ground state exists, then the lowering operator must<text:span text:style-name="T3"> </text:span>‘annihilate’ the ground state; i.e. bring it to 0, as shown in <text:span text:style-name="T19">[</text:span><text:span text:style-name="T42">1</text:span><text:span text:style-name="T19">4]</text:span>. Equation <text:span text:style-name="T19">[</text:span><text:span text:style-name="T42">1</text:span><text:span text:style-name="T19">4]</text:span> is<text:span text:style-name="T3"> </text:span>a first-order differential equation for the ground state<text:span text:style-name="T19"> [</text:span><text:span text:style-name="T42">16</text:span><text:span text:style-name="T19">] </text:span>which has the unique solution<text:span text:style-name="T19"> </text:span><text:span text:style-name="T42">for the </text:span><text:span text:style-name="T43">ground state </text:span><text:span text:style-name="T42">eigen function (O0), </text:span><text:span text:style-name="T19">[</text:span><text:span text:style-name="T42">17</text:span><text:span text:style-name="T19">].</text:span></text:p>
      <text:p text:style-name="Standard"/>
      <text:p text:style-name="Standard">The constant <text:span text:style-name="T19">(</text:span>N<text:span text:style-name="T19">)</text:span> is determined from the normalization condition<text:span text:style-name="T19"> [</text:span><text:span text:style-name="T42">18</text:span><text:span text:style-name="T19"> - </text:span><text:span text:style-name="T42">24</text:span><text:span text:style-name="T19">] </text:span>so the ground-state eigen<text:span text:style-name="T42"> </text:span>function<text:span text:style-name="T43"> (O0)</text:span> is<text:span text:style-name="T19"> [</text:span><text:span text:style-name="T42">25 -</text:span><text:span text:style-name="T19"> </text:span><text:span text:style-name="T42">26</text:span><text:span text:style-name="T19">]</text:span><text:span text:style-name="T43">. </text:span>The corresponding ground-state energy <text:span text:style-name="T20">(</text:span>E0<text:span text:style-name="T20">)</text:span> is<text:span text:style-name="T19"> [</text:span><text:span text:style-name="T43">30</text:span><text:span text:style-name="T19">]</text:span><text:span text:style-name="T20">.</text:span></text:p>
      <text:p text:style-name="Standard"/>
      <text:p text:style-name="Standard">The state with the next-to-lowest energy <text:span text:style-name="T43">E [n+1] </text:span>is obtained by<text:span text:style-name="T43"> using</text:span> <text:s/>the raising<text:span text:style-name="T2"> </text:span>operator <text:span text:style-name="T42">(</text:span>a+<text:span text:style-name="T42">)</text:span> on the ground state:<text:span text:style-name="T20"> [78], </text:span>where <text:span text:style-name="T20">(c</text:span>1<text:span text:style-name="T20">)</text:span> is a normalization constant. Since the raising operator raises the energy by<text:span text:style-name="T2"> </text:span><text:span text:style-name="T20">(</text:span>h-bar w<text:span text:style-name="T20">)</text:span>, the energy of this state is<text:span text:style-name="T20"> [79 - 80].</text:span></text:p>
      <text:p text:style-name="Standard"/>
      <text:p text:style-name="Standard">The state with the next higher energy is<text:span text:style-name="T20"> [81]</text:span><text:span text:style-name="T21"> </text:span>with energy<text:span text:style-name="T21"> [</text:span><text:span text:style-name="T43">39</text:span><text:span text:style-name="T21">].</text:span></text:p>
      <text:p text:style-name="Standard"/>
      <text:p text:style-name="Standard">Proceeding in this way, we find an infinite set of eigen<text:span text:style-name="T43"> </text:span>states of the form<text:span text:style-name="T22"> [</text:span><text:span text:style-name="T43">33 - 34</text:span><text:span text:style-name="T22">]</text:span><text:span text:style-name="T43">.</text:span></text:p>
      <text:p text:style-name="Standard"/>
      <text:p text:style-name="P17">But<text:span text:style-name="T43">,</text:span> how do we know that th<text:span text:style-name="T43">ese are</text:span> all the eigen<text:span text:style-name="T43"> </text:span>states? </text:p>
      <text:p text:style-name="P17"/>
      <text:p text:style-name="P17">Suppose, for<text:span text:style-name="T2"> </text:span>example, that there <text:span text:style-name="T43">is</text:span> a <text:span text:style-name="T43">eigen </text:span>state <text:span text:style-name="T43">(</text:span>O<text:span text:style-name="T43">)</text:span> with an energy <text:span text:style-name="T43">(</text:span>E<text:span text:style-name="T43">)</text:span> <text:s/>between E<text:span text:style-name="T22"> [</text:span>n<text:span text:style-name="T22">]</text:span> and E<text:span text:style-name="T22"> [</text:span>n+1<text:span text:style-name="T22">]</text:span>. We could<text:span text:style-name="T2"> </text:span>then find another chain of states, with energies less than <text:span text:style-name="T43">(</text:span>E<text:span text:style-name="T43">)</text:span> by integer multiples of<text:span text:style-name="T2"> </text:span><text:span text:style-name="T43">(</text:span>h-bar w<text:span text:style-name="T43">)</text:span>, by applying the lowering operator <text:span text:style-name="T43">(a-) </text:span>multiple times. </text:p>
      <text:p text:style-name="P17"/>
      <text:p text:style-name="P17">But eventually the previous<text:span text:style-name="T2"> </text:span>argument applies. By <text:span text:style-name="T43">using successive lowering </text:span>operat<text:span text:style-name="T43">or (a-)</text:span>, we must reach a <text:span text:style-name="T43">a ground eigen energy</text:span> <text:span text:style-name="T43">state (O0)</text:span><text:span text:style-name="T2"> </text:span>such that <text:span text:style-name="T23">(</text:span>a<text:span text:style-name="T43">-</text:span><text:span text:style-name="T23"> </text:span>O = 0<text:span text:style-name="T23">)</text:span>, otherwise the energy eigen<text:span text:style-name="T43"> </text:span>value <text:span text:style-name="T43">(O) </text:span>would become negative. </text:p>
      <text:p text:style-name="P17"/>
      <text:p text:style-name="P17"><text:soft-page-break/><text:span text:style-name="T43">Is this eigen energy state (E)</text:span><text:span text:style-name="T2"> </text:span><text:span text:style-name="T43">the </text:span>lowest state <text:span text:style-name="T43">and</text:span> unique<text:span text:style-name="T43">?</text:span></text:p>
      <text:p text:style-name="P17"/>
      <text:p text:style-name="P17">We have already solved for <text:span text:style-name="T43">the ground state (O0)</text:span>, <text:span text:style-name="T43">[25 - 26]</text:span>. Since <text:span text:style-name="T23">(</text:span>O0<text:span text:style-name="T23">)</text:span> is<text:span text:style-name="T2"> </text:span>reached by applying the lowering operator <text:span text:style-name="T43">(a-) </text:span>an integer number of times to <text:span text:style-name="T43">the eigen state </text:span><text:span text:style-name="T23">(</text:span>O<text:span text:style-name="T23">)</text:span>, it<text:span text:style-name="T2"> </text:span>follows that <text:span text:style-name="T23">(</text:span>O<text:span text:style-name="T23">)</text:span> is arrived at by applying the raising operator <text:span text:style-name="T43">(a+) </text:span>the same number of<text:span text:style-name="T2"> </text:span>times to <text:span text:style-name="T23">(</text:span>O0<text:span text:style-name="T23">)</text:span> That means that <text:span text:style-name="T23">(</text:span>O<text:span text:style-name="T23">)</text:span> must be proportional to one of the states O [n], and<text:span text:style-name="T2"> </text:span>therefore that there is no state with energy between E<text:span text:style-name="T23"> [</text:span>n<text:span text:style-name="T23">]</text:span> and E<text:span text:style-name="T23"> [</text:span>n+1<text:span text:style-name="T23">]</text:span>. So the only possible<text:span text:style-name="T2"> </text:span>states and energies are those shown in <text:span text:style-name="T23">[</text:span><text:span text:style-name="T43">31</text:span><text:span text:style-name="T23">]</text:span>.</text:p>
      <text:p text:style-name="Standard"/>
      <text:p text:style-name="Standard">Next, we need to find the normalization constants c<text:span text:style-name="T23"> [</text:span>n<text:span text:style-name="T23">]</text:span> in <text:span text:style-name="T23">[85 - 86]</text:span>. This is done<text:span text:style-name="T2"> </text:span>iteratively. Begin from<text:span text:style-name="T23"> (</text:span>c0 = 1<text:span text:style-name="T23">) </text:span>and impose the normalization condition<text:span text:style-name="T23"> [</text:span><text:span text:style-name="T43">45 - 48</text:span><text:span text:style-name="T23">].</text:span></text:p>
      <text:p text:style-name="Standard"/>
      <text:p text:style-name="P17">The idea is to commute the <text:span text:style-name="T43">lowering</text:span> operator <text:span text:style-name="T43">(</text:span>a<text:span text:style-name="T43">-) </text:span>to the right, past the <text:span text:style-name="T43">raising</text:span> operators<text:span text:style-name="T43"> </text:span><text:span text:style-name="T24">(</text:span><text:span text:style-name="T43">a+</text:span><text:span text:style-name="T24">)</text:span>, until it<text:span text:style-name="T23"> </text:span>finally operates on and annihilates the ground state <text:span text:style-name="T43">(</text:span>O0<text:span text:style-name="T43">)</text:span>. We have<text:span text:style-name="T23"> [</text:span><text:span text:style-name="T43">4</text:span><text:span text:style-name="T23">9 - </text:span><text:span text:style-name="T43">57</text:span><text:span text:style-name="T23">]</text:span><text:span text:style-name="T24">.</text:span></text:p>
      <text:p text:style-name="Standard"/>
      <text:p text:style-name="P4"><text:span text:style-name="T43">Combining these two techniques, </text:span><text:span text:style-name="T23">[</text:span><text:span text:style-name="T43">59</text:span><text:span text:style-name="T23"> - </text:span><text:span text:style-name="T43">63</text:span><text:span text:style-name="T23">]</text:span><text:span text:style-name="T43">, and </text:span><text:span text:style-name="T24"><text:s/>[99].</text:span></text:p>
      <text:p text:style-name="Standard"/>
      <text:p text:style-name="Standard">Using <text:span text:style-name="T24">(</text:span>a∣O0&gt; = 0<text:span text:style-name="T24">)</text:span>,<text:span text:style-name="T24"> [</text:span><text:span text:style-name="T43">58</text:span><text:span text:style-name="T24">] </text:span>so that<text:span text:style-name="T24"> </text:span><text:span text:style-name="T43">the constant coefficient (c[n]) becomes an equation of (n), as needed, </text:span><text:span text:style-name="T24">[</text:span><text:span text:style-name="T43">64</text:span><text:span text:style-name="T24">].</text:span></text:p>
      <text:p text:style-name="Standard"/>
      <text:p text:style-name="Standard">Using this equation<text:span text:style-name="T44"> for c [n], [64]</text:span>, and <text:span text:style-name="T44">requiring </text:span><text:span text:style-name="T24">(</text:span>c0<text:span text:style-name="T44">) to be one</text:span>, we obtain<text:span text:style-name="T24"> [</text:span><text:span text:style-name="T44">65 - 69</text:span><text:span text:style-name="T24">] </text:span>or, in general<text:span text:style-name="T24"> </text:span><text:span text:style-name="T44">(c [n] ) is the inverse square root of (n) factorial, </text:span><text:span text:style-name="T24">[</text:span><text:span text:style-name="T44">69</text:span><text:span text:style-name="T24">].</text:span></text:p>
      <text:p text:style-name="Standard"/>
      <text:p text:style-name="Standard">We now have the general solution for the energy eigen<text:span text:style-name="T44"> </text:span>states <text:span text:style-name="T44">(O) </text:span>of the harmonic<text:span text:style-name="T2"> </text:span>oscillator<text:span text:style-name="T44">,</text:span><text:span text:style-name="T25"> [</text:span><text:span text:style-name="T44">70</text:span><text:span text:style-name="T25">]</text:span><text:span text:style-name="T44">.</text:span></text:p>
      <text:p text:style-name="Standard"/>
      <text:p text:style-name="Standard">Rescaling <text:span text:style-name="T26">(</text:span>x<text:span text:style-name="T26">) to (y)</text:span><text:span text:style-name="T25"> [</text:span><text:span text:style-name="T44">86 - 87</text:span><text:span text:style-name="T25">]</text:span><text:span text:style-name="T26">, t</text:span>he general solution becomes<text:span text:style-name="T25"> [</text:span><text:span text:style-name="T44">88 - 93</text:span><text:span text:style-name="T25">] </text:span>with corresponding <text:span text:style-name="T44">energy </text:span>eigen<text:span text:style-name="T44"> </text:span>values<text:span text:style-name="T44">,</text:span><text:span text:style-name="T25"> [</text:span><text:span text:style-name="T44">31</text:span><text:span text:style-name="T25">]</text:span><text:span text:style-name="T26">.</text:span></text:p>
      <text:p text:style-name="Standard"/>
      <text:p text:style-name="Standard">The functions H<text:span text:style-name="T26"> [</text:span>n<text:span text:style-name="T26">] </text:span>(y) are known as Hermite polynomials. Operating n times<text:span text:style-name="T2"> </text:span>on the ground state with the raising operator <text:span text:style-name="T26">(</text:span>a<text:span text:style-name="T26">~+)</text:span> results in a function which is<text:span text:style-name="T2"> </text:span>just the ground state multiplied by an nth-order polynomial in the variable<text:span text:style-name="T2"> </text:span><text:span text:style-name="T26">(</text:span>y<text:span text:style-name="T44"> (x) )</text:span><text:span text:style-name="T26"> [</text:span><text:span text:style-name="T44">86</text:span><text:span text:style-name="T26">]</text:span> . These are the Hermite polynomials. The first several Hermite<text:span text:style-name="T2"> </text:span>polynomials are<text:span text:style-name="T26"> [</text:span><text:span text:style-name="T44">94 - 97</text:span><text:span text:style-name="T26">].</text:span></text:p>
      <text:p text:style-name="Standard"/>
      <text:p text:style-name="Standard"><text:soft-page-break/>By applying equation <text:span text:style-name="T26">[</text:span><text:span text:style-name="T44">77 - 85</text:span><text:span text:style-name="T26">]</text:span>, the Hermite polynomials, and the eigen<text:span text:style-name="T47"> </text:span>states O [n] (x), can<text:span text:style-name="T1"> </text:span>be determined to any order desired. A selection of harmonic oscillator eigen<text:span text:style-name="T47"> </text:span>states (in<text:span text:style-name="T1"> </text:span>units where mw /h-bar <text:s/>= 1) is displayed in figure 9.3.</text:p>
      <text:p text:style-name="Standard"/>
      <text:h text:style-name="P6" text:outline-level="1"/>
      <text:h text:style-name="P5" text:outline-level="1"><text:span text:style-name="T29">E</text:span>xpectation <text:span text:style-name="T29">V</text:span>alues</text:h>
      <text:p text:style-name="P22"><draw:g text:anchor-type="as-char" draw:z-index="3" draw:name="Group object 4" draw:style-name="gr1"><draw:custom-shape draw:style-name="gr2" draw:text-style-name="P23" svg:width="0.5398in" svg:height="0.5122in" svg:x="1.5126in" svg:y="0in"><text:p/><draw:enhanced-geometry svg:viewBox="0 0 21600 21600" draw:type="rectangle" draw:enhanced-path="M 0 0 L 21600 0 21600 21600 0 21600 0 0 Z N"/></draw:custom-shape><draw:custom-shape draw:style-name="gr3" draw:text-style-name="P24" svg:width="0.1606in" svg:height="0.1606in" svg:x="0.9862in" svg:y="0.32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25" svg:x1="1.1382in" svg:y1="0.4004in" svg:x2="1.3307in" svg:y2="0.4004in"><text:p/></draw:line><draw:custom-shape draw:style-name="gr5" draw:text-style-name="P24" svg:width="0.1598in" svg:height="0.1606in" svg:x="2.6008in" svg:y="0.32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25" svg:x1="2.7917in" svg:y1="0.4004in" svg:x2="2.9843in" svg:y2="0.4004in"><text:p/></draw:line><draw:custom-shape draw:style-name="gr7" draw:text-style-name="P24" svg:width="0.1598in" svg:height="0.1606in" svg:x="2.2071in" svg:y="0.32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24" svg:width="0.1598in" svg:height="0.1606in" svg:x="1.5772in" svg:y="0.32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24" svg:width="0.1598in" svg:height="0.1606in" svg:x="0.5535in" svg:y="0.32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0" draw:text-style-name="P27" svg:width="1.8843in" svg:height="0.3224in" svg:x="0in" svg:y="1.0047in"><draw:text-box><text:p text:style-name="P26"><text:span text:style-name="T49">Particle Detector</text:span></text:p></draw:text-box></draw:frame><draw:custom-shape draw:style-name="gr11" draw:text-style-name="P24" svg:width="0.1598in" svg:height="0.1606in" svg:x="0.0417in" svg:y="0.32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style-name="gr13" draw:text-style-name="P23" svg:width="0.5776in" svg:height="0.578in" svg:x="1.5535in" svg:y="0.84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4" draw:text-style-name="P25" svg:x1="1.6858in" svg:y1="0.978in" svg:x2="1.8559in" svg:y2="1.2528in"><text:p/></draw:line><draw:path draw:style-name="gr15" draw:text-style-name="P28" svg:width="0.5343in" svg:height="0.302in" svg:x="1.5579in" svg:y="1.1205in" svg:viewBox="0 0 1358 768" svg:d="M0 479c15-38 33-76 54-112 65-112 160-204 273-269 114-64 243-98 374-98s260 34 374 98c113 65 207 157 273 269 4 6 7 12 10 18-3 5-6 11-9 16-65 112-160 204-273 269-114 64-243 98-374 98s-260-34-374-98c-113-65-208-157-273-269-4-6-7-11-10-17-17 31-32 63-44 96z"><text:p/></draw:path></draw:g><draw:line draw:style-name="gr16" draw:text-style-name="P25" svg:x1="1.5972in" svg:y1="0.502in" svg:x2="1.5972in" svg:y2="0.9657in"><text:p/></draw:line><draw:line draw:style-name="gr17" draw:text-style-name="P25" svg:x1="2.0697in" svg:y1="0.502in" svg:x2="2.0697in" svg:y2="0.9657in"><text:p/></draw:line><draw:custom-shape draw:style-name="gr18" draw:text-style-name="P29" svg:width="0.5398in" svg:height="0.5122in" svg:x="1.689in" svg:y="0.1181in"><text:p/><draw:enhanced-geometry svg:viewBox="0 0 21600 21600" draw:type="rectangle" draw:enhanced-path="M 0 0 L 21600 0 21600 21600 0 21600 0 0 Z N"/></draw:custom-shape></draw:g></text:p>
      <text:p text:style-name="Standard"/>
      <text:p text:style-name="P18">One of the most remarkable properties of the quantum harmonic oscillator is that<text:span text:style-name="T1"> </text:span>any quantity of this form<text:span text:style-name="T27"> [1], </text:span>where <text:span text:style-name="T27">(</text:span>F<text:span text:style-name="T27">)</text:span> is a polynomial <text:span text:style-name="T46">of</text:span> <text:span text:style-name="T28">(</text:span>x and p<text:span text:style-name="T28">)</text:span>, can be computed algebraically, without ever<text:span text:style-name="T1"> </text:span>using the explicit form of the eigen<text:span text:style-name="T45"> </text:span>states O [n] (x). The reasons for this are<text:span text:style-name="T46">:</text:span></text:p>
      <text:list text:style-name="L2">
        <text:list-item>
          <text:p text:style-name="P19">the<text:span text:style-name="T1"> operators </text:span><text:span text:style-name="T28">(</text:span>x<text:span text:style-name="T28">~)</text:span> and <text:span text:style-name="T28">(</text:span>p<text:span text:style-name="T28">~)</text:span> are linear combinations of the raising and lowering operators<text:span text:style-name="T1"> </text:span>(<text:span text:style-name="T46">a+ and a-</text:span>); <text:span text:style-name="T46">[2 - 3], </text:span>and </text:p>
        </text:list-item>
        <text:list-item>
          <text:p text:style-name="P19">the raising and lowering operators have a simple<text:span text:style-name="T1"> </text:span>algebraic action on the eigen<text:span text:style-name="T46"> </text:span>states<text:span text:style-name="T46"> O [n] (x)</text:span>.</text:p>
        </text:list-item>
      </text:list>
      <text:p text:style-name="Standard"/>
      <text:p text:style-name="P18"><text:span text:style-name="T46">Starting with the general solution of energy eigen states,</text:span> <text:span text:style-name="T28">[</text:span><text:span text:style-name="T46">4</text:span><text:span text:style-name="T28">]</text:span><text:span text:style-name="T46">. <text:s/>Use the raising operator (a+) on the state O [n] to arrive at the eigen energy state O [n+1],</text:span><text:span text:style-name="T29"> [</text:span><text:span text:style-name="T46">5 - 7</text:span><text:span text:style-name="T29">] </text:span><text:span text:style-name="T46">W</text:span>e can derive a similar <text:span text:style-name="T46">result</text:span> <text:span text:style-name="T46">using</text:span> <text:span text:style-name="T46">the lowering operator (</text:span>a<text:span text:style-name="T46">-) acting on</text:span> O [n]<text:span text:style-name="T29">, </text:span><text:span text:style-name="T46">to arrive at O [n-1], as long as O [n] is not the ground state, </text:span><text:span text:style-name="T29">[</text:span><text:span text:style-name="T46">8 - 12</text:span><text:span text:style-name="T29">]</text:span><text:span text:style-name="T46">.</text:span></text:p>
      <text:p text:style-name="Standard"/>
      <text:p text:style-name="Standard">In summary<text:span text:style-name="T46">, the raising and lowering operators </text:span><text:span text:style-name="T48">(a+ and a-) </text:span><text:span text:style-name="T46">are simply square roots of (n), whether raising or lower,</text:span><text:span text:style-name="T29"> [13 - 14]</text:span><text:span text:style-name="T46">.</text:span></text:p>
      <text:p text:style-name="Standard"/>
      <text:p text:style-name="P18">As an example<text:span text:style-name="T46">, </text:span>lets compute the position<text:span text:style-name="T46"> of </text:span>uncertainty <text:span text:style-name="T31">(</text:span>Δx<text:span text:style-name="T31">)</text:span> in the n<text:span text:style-name="T46">-</text:span>th energy eigen<text:span text:style-name="T46"> </text:span>state<text:span text:style-name="T46"> O (n),</text:span><text:span text:style-name="T30"> </text:span><text:span text:style-name="T46">using the relationship between the expectation of position &lt;x&gt; and position squared &lt;x^2&gt;, </text:span><text:span text:style-name="T30">[</text:span><text:span text:style-name="T46">15</text:span><text:span text:style-name="T30">]</text:span><text:span text:style-name="T46">.</text:span></text:p>
      <text:p text:style-name="Standard"/>
      <text:p text:style-name="Standard"><text:span text:style-name="T46">The expectation value of position</text:span><text:span text:style-name="T31"> &lt;x&gt;</text:span><text:span text:style-name="T46"> can be calculated using the raising and lowering operators (a+ and a-),</text:span><text:span text:style-name="T31"> [</text:span><text:span text:style-name="T46">16 - 24</text:span><text:span text:style-name="T31">]</text:span><text:span text:style-name="T46">.</text:span></text:p>
      <text:p text:style-name="Standard"/>
      <text:p text:style-name="Standard"><text:span text:style-name="T46">the expectation value of position squared </text:span><text:span text:style-name="T31">&lt;x^2&gt; </text:span><text:span text:style-name="T46">can be calculated by expanding the raising (a+) and lowering (a-) operators, and distributing </text:span><text:soft-page-break/><text:span text:style-name="T46">them across the state functions O [n], </text:span><text:span text:style-name="T31">[</text:span><text:span text:style-name="T46">27</text:span><text:span text:style-name="T31"> - </text:span><text:span text:style-name="T46">41</text:span><text:span text:style-name="T31">] </text:span>so the position uncertainty is<text:span text:style-name="T31"> [</text:span><text:span text:style-name="T46">44 - 45</text:span><text:span text:style-name="T31">]</text:span><text:span text:style-name="T32">.</text:span></text:p>
      <text:p text:style-name="Standard"/>
      <text:p text:style-name="P18">Notice that the explicit form of the wave function O [n] (x) was not needed to<text:span text:style-name="T1"> </text:span>compute <text:span text:style-name="T32">(</text:span>Δx<text:span text:style-name="T32">)</text:span>; the calculation is completely algebraic, and required only the relations<text:span text:style-name="T46"> of the raising and lowering operators (a+ and a-) </text:span><text:span text:style-name="T32">[</text:span><text:span text:style-name="T46">13</text:span><text:span text:style-name="T32"> - </text:span><text:span text:style-name="T46">14</text:span><text:span text:style-name="T32">], </text:span><text:span text:style-name="T46">the position and momentum operators (x~ and p~) </text:span><text:span text:style-name="T1"><text:s/></text:span><text:span text:style-name="T32">[</text:span><text:span text:style-name="T46">2 - 3</text:span><text:span text:style-name="T32">], and</text:span><text:span text:style-name="T46"> the expansion of the raising and lowering operators (a+ and a-) into a polynomial, </text:span><text:span text:style-name="T32">[</text:span><text:span text:style-name="T46">33</text:span><text:span text:style-name="T32"> - </text:span><text:span text:style-name="T46">41</text:span><text:span text:style-name="T32">]. </text:span>It is easy to see that any expression of the form<text:span text:style-name="T46">, </text:span><text:span text:style-name="T32">[</text:span><text:span text:style-name="T46">1</text:span><text:span text:style-name="T32">]</text:span><text:span text:style-name="T46">, </text:span><text:span text:style-name="T33"><text:s/></text:span>where F [x , p] is any polynomial <text:span text:style-name="T46">of</text:span> the <text:span text:style-name="T33">(</text:span>x and p<text:span text:style-name="T33">)</text:span> operators, can also be computed<text:span text:style-name="T33"> </text:span>algebraically by the same method<text:span text:style-name="T46">, <text:s/></text:span><text:span text:style-name="T33">[4</text:span><text:span text:style-name="T46">1</text:span><text:span text:style-name="T33"> - </text:span><text:span text:style-name="T46">45</text:span><text:span text:style-name="T33">]</text:span><text:span text:style-name="T46">.</text:span></text:p>
      <text:p text:style-name="Standard"/>
      <text:h text:style-name="P6" text:outline-level="1"/>
      <text:h text:style-name="P5" text:outline-level="1">Other topics related to Harmonic Oscillators</text:h>
      <text:p text:style-name="P21"/>
      <text:p text:style-name="P20">The <text:span text:style-name="T34">H</text:span>ermite polynomials</text:p>
      <text:p text:style-name="P20">2D and 3D Oscillators</text:p>
      <text:p text:style-name="P20">Operator method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draw:marker draw:name="Arrowheads_20_6" draw:display-name="Arrowheads 6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99in" fo:page-height="8.2701in" style:num-format="1" style:print-orientation="portrait" fo:margin-top="0.25in" fo:margin-bottom="0.25in" fo:margin-left="0.2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16:40.707607217</meta:creation-date>
    <dc:date>2024-07-16T10:29:20.083705209</dc:date>
    <meta:editing-duration>P1DT13H2M35S</meta:editing-duration>
    <meta:editing-cycles>31</meta:editing-cycles>
    <meta:generator>LibreOffice/7.5.9.2$Linux_X86_64 LibreOffice_project/50$Build-2</meta:generator>
    <meta:document-statistic meta:table-count="0" meta:image-count="0" meta:object-count="0" meta:page-count="12" meta:paragraph-count="78" meta:word-count="2626" meta:character-count="14625" meta:non-whitespace-character-count="12045"/>
  </office:meta>
</office:document-meta>
</file>